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48cm"/>
      <style:paragraph-properties style:writing-mode="lr-tb"/>
    </style:style>
    <style:style style:name="gr2" style:family="graphic" style:parent-style-name="standard">
      <style:graphic-properties svg:stroke-color="#000000" draw:marker-start="Circle" draw:marker-start-width="0.3cm" draw:marker-end="Arrow_20_concave" draw:marker-end-width="0.2cm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7" style:family="graphic" style:parent-style-name="standard">
      <style:graphic-properties draw:stroke="dash" draw:stroke-dash="Double_20_Dash" svg:stroke-color="#808080" draw:marker-start="Circle" draw:marker-start-width="0.3cm" draw:marker-end="Arrow_20_concave" draw:marker-end-width="0.2cm" draw:textarea-vertical-align="middle"/>
    </style:style>
    <style:style style:name="gr8" style:family="graphic" style:parent-style-name="standard">
      <style:graphic-properties draw:stroke="dash" draw:stroke-dash="Double_20_Dash" svg:stroke-color="#808080" draw:fill="none" draw:textarea-horizontal-align="justify" draw:textarea-vertical-align="middle" draw:auto-grow-height="false" fo:min-height="1.35cm" fo:min-width="1.1cm"/>
    </style:style>
    <style:style style:name="gr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35cm" fo:min-width="1.1cm"/>
      <style:paragraph-properties style:writing-mode="lr-tb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5cm" fo:min-width="2.7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2.7cm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5cm" fo:min-width="2.7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5cm" fo:min-width="2.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96cm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5cm" fo:min-width="2.7cm"/>
      <style:paragraph-properties style:writing-mode="lr-tb"/>
    </style:style>
    <style:style style:name="gr16" style:family="graphic" style:parent-style-name="standard">
      <style:graphic-properties svg:stroke-color="#000000" draw:marker-start="Circle" draw:marker-start-width="0.3cm" draw:marker-end="" draw:marker-end-width="0.2cm" draw:textarea-vertical-align="middle"/>
    </style:style>
    <style:style style:name="gr17" style:family="graphic" style:parent-style-name="objectwithoutfill">
      <style:graphic-properties svg:stroke-color="#000000" draw:marker-start="" draw:marker-start-width="0.3cm" draw:marker-end="Arrow_20_concave" draw:marker-end-width="0.2cm" draw:fill="solid" draw:textarea-vertical-align="middle"/>
    </style:style>
    <style:style style:name="gr1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35cm" fo:min-width="0.44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1" fo:font-size="18pt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78cm" svg:height="1.498cm" svg:x="9.933cm" svg:y="9.02cm">
          <draw:text-box>
            <text:p><text:span text:style-name="T1">Singly Linked List</text:span></text:p>
          </draw:text-box>
        </draw:frame>
      </draw:page>
      <draw:page draw:name="page2" draw:style-name="dp1" draw:master-page-name="Default">
        <draw:line draw:style-name="gr2" draw:text-style-name="P2" draw:layer="layout" svg:x1="10.553cm" svg:y1="7.265cm" svg:x2="13.102cm" svg:y2="7.265cm">
          <text:p/>
        </draw:line>
        <draw:custom-shape draw:style-name="gr3" draw:text-style-name="P3" xml:id="id4" draw:id="id4" draw:layer="layout" svg:width="1.6cm" svg:height="1.6cm" svg:x="9.902cm" svg:y="6.4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6cm" svg:height="1.6cm" svg:x="8.302cm" svg:y="6.465cm">
          <text:p text:style-name="P4">A</text:p>
          <draw:enhanced-geometry svg:viewBox="0 0 21600 21600" draw:type="rectangle" draw:enhanced-path="M 0 0 L 21600 0 21600 21600 0 21600 0 0 Z N"/>
        </draw:custom-shape>
        <draw:frame draw:style-name="gr5" draw:text-style-name="P6" xml:id="id1" draw:id="id1" draw:layer="layout" svg:width="2.826cm" svg:height="0.962cm" svg:x="5.955cm" svg:y="4.39cm">
          <draw:text-box>
            <text:p text:style-name="P2"><text:span text:style-name="T2">element</text:span></text:p>
          </draw:text-box>
        </draw:frame>
        <draw:connector draw:style-name="gr6" draw:text-style-name="P7" draw:layer="layout" draw:type="curve" svg:x1="7.368cm" svg:y1="5.352cm" svg:x2="9.102cm" svg:y2="6.465cm" draw:start-shape="id1" draw:start-glue-point="2" draw:end-shape="id2" draw:end-glue-point="0" svg:d="M7368 5352c0 834 1734 278 1734 1113" svg:viewBox="0 0 1735 1114">
          <text:p/>
        </draw:connector>
        <draw:line draw:style-name="gr7" draw:text-style-name="P2" draw:layer="layout" svg:x1="15.353cm" svg:y1="7.265cm" svg:x2="17.902cm" svg:y2="7.265cm">
          <text:p/>
        </draw:line>
        <draw:custom-shape draw:style-name="gr8" draw:text-style-name="P3" draw:layer="layout" svg:width="1.6cm" svg:height="1.6cm" svg:x="14.702cm" svg:y="6.4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6cm" svg:height="1.6cm" svg:x="13.102cm" svg:y="6.46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753cm" svg:y1="7.265cm" svg:x2="8.302cm" svg:y2="7.265cm">
          <text:p/>
        </draw:line>
        <draw:custom-shape draw:style-name="gr8" draw:text-style-name="P3" draw:layer="layout" svg:width="1.6cm" svg:height="1.6cm" svg:x="5.102cm" svg:y="6.4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6cm" svg:height="1.6cm" svg:x="3.502cm" svg:y="6.465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3" draw:id="id3" draw:layer="layout" svg:width="2.826cm" svg:height="0.962cm" svg:x="11.226cm" svg:y="4.39cm">
          <draw:text-box>
            <text:p text:style-name="P2"><text:span text:style-name="T2">next</text:span></text:p>
          </draw:text-box>
        </draw:frame>
        <draw:connector draw:style-name="gr6" draw:text-style-name="P7" draw:layer="layout" draw:type="curve" svg:x1="12.639cm" svg:y1="5.352cm" svg:x2="10.702cm" svg:y2="6.465cm" draw:start-shape="id3" draw:start-glue-point="2" draw:end-shape="id4" draw:end-glue-point="0" svg:d="M12639 5352c0 834-1937 278-1937 1113" svg:viewBox="0 0 1938 1114">
          <text:p/>
        </draw:connector>
      </draw:page>
      <draw:page draw:name="page3" draw:style-name="dp1" draw:master-page-name="Default">
        <draw:line draw:style-name="gr2" draw:text-style-name="P2" draw:layer="layout" svg:x1="6.496cm" svg:y1="9.373cm" svg:x2="9.045cm" svg:y2="9.373cm">
          <text:p/>
        </draw:line>
        <draw:custom-shape draw:style-name="gr3" draw:text-style-name="P3" draw:layer="layout" svg:width="1.6cm" svg:height="1.6cm" svg:x="5.845cm" svg:y="8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4.245cm" svg:y="8.573cm">
          <text:p text:style-name="P8"><text:span text:style-name="T2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96cm" svg:y1="9.373cm" svg:x2="13.845cm" svg:y2="9.373cm">
          <text:p/>
        </draw:line>
        <draw:custom-shape draw:style-name="gr3" draw:text-style-name="P3" draw:layer="layout" svg:width="1.6cm" svg:height="1.6cm" svg:x="10.645cm" svg:y="8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9.045cm" svg:y="8.573cm">
          <text:p text:style-name="P8"><text:span text:style-name="T2">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96cm" svg:y1="9.373cm" svg:x2="18.645cm" svg:y2="9.373cm">
          <text:p/>
        </draw:line>
        <draw:custom-shape draw:style-name="gr3" draw:text-style-name="P3" draw:layer="layout" svg:width="1.6cm" svg:height="1.6cm" svg:x="15.445cm" svg:y="8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3.845cm" svg:y="8.573cm">
          <text:p text:style-name="P4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18.645cm" svg:y="8.573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xml:id="id5" draw:id="id5" draw:layer="layout" svg:width="1.954cm" svg:height="0.962cm" svg:x="3.569cm" svg:y="6.421cm">
          <draw:text-box>
            <text:p text:style-name="P2"><text:span text:style-name="T2">head</text:span></text:p>
          </draw:text-box>
        </draw:frame>
        <draw:connector draw:style-name="gr6" draw:text-style-name="P7" draw:layer="layout" draw:type="curve" svg:x1="4.546cm" svg:y1="7.383cm" svg:x2="5.845cm" svg:y2="8.573cm" draw:start-shape="id5" draw:start-glue-point="2" draw:end-shape="id6" svg:d="M4546 7383c0 892 1299 298 1299 1190" svg:viewBox="0 0 1300 1191">
          <text:p/>
        </draw:connector>
        <draw:frame draw:style-name="gr5" draw:text-style-name="P6" xml:id="id7" draw:id="id7" draw:layer="layout" svg:width="1.954cm" svg:height="0.962cm" svg:x="21.24cm" svg:y="6.421cm">
          <draw:text-box>
            <text:p text:style-name="P2"><text:span text:style-name="T2">tail</text:span></text:p>
          </draw:text-box>
        </draw:frame>
        <draw:connector draw:style-name="gr6" draw:text-style-name="P7" draw:layer="layout" draw:type="curve" svg:x1="22.217cm" svg:y1="7.383cm" svg:x2="20.245cm" svg:y2="8.573cm" draw:start-shape="id7" draw:start-glue-point="2" draw:end-shape="id8" draw:end-glue-point="0" svg:d="M22217 7383c0 892-1972 298-1972 1190" svg:viewBox="0 0 1973 1191">
          <text:p/>
        </draw:connector>
        <draw:custom-shape draw:style-name="gr10" draw:text-style-name="P9" xml:id="id6" draw:id="id6" draw:layer="layout" svg:width="3.2cm" svg:height="1.6cm" svg:x="4.245cm" svg:y="8.57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896cm" svg:y1="9.373cm" svg:x2="23.445cm" svg:y2="9.373cm">
          <text:p/>
        </draw:line>
        <draw:custom-shape draw:style-name="gr3" draw:text-style-name="P3" draw:layer="layout" svg:width="1.6cm" svg:height="1.6cm" svg:x="20.245cm" svg:y="8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8.645cm" svg:y="8.573cm">
          <text:p text:style-name="P4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23.445cm" svg:y="8.573cm">
          <text:p text:style-name="P4"><text:span text:style-name="T2">nul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3.2cm" svg:height="1.6cm" svg:x="18.645cm" svg:y="8.57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2" draw:text-style-name="P2" draw:layer="layout" svg:x1="11.296cm" svg:y1="6.074cm" svg:x2="13.845cm" svg:y2="6.074cm">
          <text:p/>
        </draw:line>
        <draw:custom-shape draw:style-name="gr3" draw:text-style-name="P3" draw:layer="layout" svg:width="1.6cm" svg:height="1.6cm" svg:x="10.645cm" svg:y="5.2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9.045cm" svg:y="5.274cm">
          <text:p text:style-name="P8"><text:span text:style-name="T2">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96cm" svg:y1="6.074cm" svg:x2="18.645cm" svg:y2="6.074cm">
          <text:p/>
        </draw:line>
        <draw:custom-shape draw:style-name="gr3" draw:text-style-name="P3" draw:layer="layout" svg:width="1.6cm" svg:height="1.6cm" svg:x="15.445cm" svg:y="5.2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3.845cm" svg:y="5.274cm">
          <text:p text:style-name="P4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18.645cm" svg:y="5.274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9" draw:id="id9" draw:layer="layout" svg:width="1.954cm" svg:height="0.962cm" svg:x="8.956cm" svg:y="3.241cm">
          <draw:text-box>
            <text:p text:style-name="P2"><text:span text:style-name="T2">head</text:span></text:p>
          </draw:text-box>
        </draw:frame>
        <draw:connector draw:style-name="gr6" draw:text-style-name="P7" draw:layer="layout" draw:type="curve" svg:x1="9.933cm" svg:y1="4.203cm" svg:x2="10.645cm" svg:y2="5.274cm" draw:start-shape="id9" draw:start-glue-point="2" draw:end-shape="id10" draw:end-glue-point="0" svg:d="M9933 4203c0 802 712 267 712 1071" svg:viewBox="0 0 713 1072">
          <text:p/>
        </draw:connector>
        <draw:line draw:style-name="gr2" draw:text-style-name="P2" draw:layer="layout" svg:x1="20.896cm" svg:y1="6.074cm" svg:x2="23.445cm" svg:y2="6.074cm">
          <text:p/>
        </draw:line>
        <draw:custom-shape draw:style-name="gr3" draw:text-style-name="P3" draw:layer="layout" svg:width="1.6cm" svg:height="1.6cm" svg:x="20.245cm" svg:y="5.2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8.645cm" svg:y="5.274cm">
          <text:p text:style-name="P4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23.445cm" svg:y="5.274cm">
          <text:p text:style-name="P4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2cm" svg:height="1.6cm" svg:x="18.645cm" svg:y="5.2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96cm" svg:y1="9.274cm" svg:x2="9.045cm" svg:y2="9.274cm">
          <text:p/>
        </draw:line>
        <draw:custom-shape draw:style-name="gr3" draw:text-style-name="P3" draw:layer="layout" svg:width="1.6cm" svg:height="1.6cm" svg:x="5.845cm" svg:y="8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4.245cm" svg:y="8.474cm">
          <text:p text:style-name="P8"><text:span text:style-name="T2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96cm" svg:y1="9.274cm" svg:x2="13.845cm" svg:y2="9.274cm">
          <text:p/>
        </draw:line>
        <draw:custom-shape draw:style-name="gr3" draw:text-style-name="P3" draw:layer="layout" svg:width="1.6cm" svg:height="1.6cm" svg:x="10.645cm" svg:y="8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9.045cm" svg:y="8.474cm">
          <text:p text:style-name="P8"><text:span text:style-name="T2">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96cm" svg:y1="9.274cm" svg:x2="18.645cm" svg:y2="9.274cm">
          <text:p/>
        </draw:line>
        <draw:custom-shape draw:style-name="gr3" draw:text-style-name="P3" draw:layer="layout" svg:width="1.6cm" svg:height="1.6cm" svg:x="15.445cm" svg:y="8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3.845cm" svg:y="8.474cm">
          <text:p text:style-name="P4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18.645cm" svg:y="8.4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12" draw:id="id12" draw:layer="layout" svg:width="3.2cm" svg:height="1.6cm" svg:x="4.245cm" svg:y="8.4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896cm" svg:y1="9.274cm" svg:x2="23.445cm" svg:y2="9.274cm">
          <text:p/>
        </draw:line>
        <draw:custom-shape draw:style-name="gr3" draw:text-style-name="P3" draw:layer="layout" svg:width="1.6cm" svg:height="1.6cm" svg:x="20.245cm" svg:y="8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8.645cm" svg:y="8.474cm">
          <text:p text:style-name="P4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23.445cm" svg:y="8.474cm">
          <text:p text:style-name="P4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2cm" svg:height="1.6cm" svg:x="18.645cm" svg:y="8.4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0" draw:id="id10" draw:layer="layout" svg:width="3.2cm" svg:height="1.6cm" svg:x="9.045cm" svg:y="5.274cm"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xml:id="id11" draw:id="id11" draw:layer="layout" svg:width="1.954cm" svg:height="0.962cm" svg:x="4.425cm" svg:y="6.318cm">
          <draw:text-box>
            <text:p text:style-name="P2"><text:span text:style-name="T2">head</text:span></text:p>
          </draw:text-box>
        </draw:frame>
        <draw:connector draw:style-name="gr6" draw:text-style-name="P7" draw:layer="layout" draw:type="curve" svg:x1="5.402cm" svg:y1="7.28cm" svg:x2="5.845cm" svg:y2="8.474cm" draw:start-shape="id11" draw:start-glue-point="2" draw:end-shape="id12" svg:d="M5402 7280c0 895 443 299 443 1194" svg:viewBox="0 0 444 1195">
          <text:p/>
        </draw:connector>
        <draw:line draw:style-name="gr2" draw:text-style-name="P2" draw:layer="layout" svg:x1="6.496cm" svg:y1="12.486cm" svg:x2="9.045cm" svg:y2="12.486cm">
          <text:p/>
        </draw:line>
        <draw:custom-shape draw:style-name="gr3" draw:text-style-name="P3" draw:layer="layout" svg:width="1.6cm" svg:height="1.6cm" svg:x="5.845cm" svg:y="11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4.245cm" svg:y="11.686cm">
          <text:p text:style-name="P8"><text:span text:style-name="T2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96cm" svg:y1="12.486cm" svg:x2="13.845cm" svg:y2="12.486cm">
          <text:p/>
        </draw:line>
        <draw:custom-shape draw:style-name="gr3" draw:text-style-name="P3" draw:layer="layout" svg:width="1.6cm" svg:height="1.6cm" svg:x="10.645cm" svg:y="11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9.045cm" svg:y="11.686cm">
          <text:p text:style-name="P8"><text:span text:style-name="T2">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96cm" svg:y1="12.486cm" svg:x2="18.645cm" svg:y2="12.486cm">
          <text:p/>
        </draw:line>
        <draw:custom-shape draw:style-name="gr3" draw:text-style-name="P3" draw:layer="layout" svg:width="1.6cm" svg:height="1.6cm" svg:x="15.445cm" svg:y="11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3.845cm" svg:y="11.686cm">
          <text:p text:style-name="P4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18.645cm" svg:y="11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14" draw:id="id14" draw:layer="layout" svg:width="3.2cm" svg:height="1.6cm" svg:x="4.245cm" svg:y="11.6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896cm" svg:y1="12.486cm" svg:x2="23.445cm" svg:y2="12.486cm">
          <text:p/>
        </draw:line>
        <draw:custom-shape draw:style-name="gr3" draw:text-style-name="P3" draw:layer="layout" svg:width="1.6cm" svg:height="1.6cm" svg:x="20.245cm" svg:y="11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8.645cm" svg:y="11.686cm">
          <text:p text:style-name="P4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23.445cm" svg:y="11.686cm">
          <text:p text:style-name="P4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2cm" svg:height="1.6cm" svg:x="18.645cm" svg:y="11.686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13" draw:id="id13" draw:layer="layout" svg:width="1.954cm" svg:height="0.962cm" svg:x="9.152cm" svg:y="14.786cm">
          <draw:text-box>
            <text:p text:style-name="P2"><text:span text:style-name="T2">head</text:span></text:p>
          </draw:text-box>
        </draw:frame>
        <draw:connector draw:style-name="gr6" draw:text-style-name="P7" draw:layer="layout" draw:type="curve" svg:x1="10.129cm" svg:y1="15.748cm" svg:x2="5.845cm" svg:y2="13.286cm" draw:start-shape="id13" draw:start-glue-point="2" draw:end-shape="id14" svg:d="M10129 15748c0 750-4284 1981-4284-2462" svg:viewBox="0 0 4285 3208">
          <text:p/>
        </draw:connector>
      </draw:page>
      <draw:page draw:name="page5" draw:style-name="dp1" draw:master-page-name="Default">
        <draw:frame draw:style-name="gr14" draw:text-style-name="P1" draw:layer="layout" svg:width="9.126cm" svg:height="1.276cm" svg:x="9.103cm" svg:y="8.844cm">
          <draw:text-box>
            <text:p><text:span text:style-name="T1">Circularly Linked List</text:span></text:p>
          </draw:text-box>
        </draw:frame>
      </draw:page>
      <draw:page draw:name="page6" draw:style-name="dp1" draw:master-page-name="Default">
        <draw:line draw:style-name="gr2" draw:text-style-name="P2" draw:layer="layout" svg:x1="6.496cm" svg:y1="9.374cm" svg:x2="9.045cm" svg:y2="9.374cm">
          <text:p/>
        </draw:line>
        <draw:custom-shape draw:style-name="gr3" draw:text-style-name="P3" draw:layer="layout" svg:width="1.6cm" svg:height="1.6cm" svg:x="5.845cm" svg:y="8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20" draw:id="id20" draw:layer="layout" svg:width="1.6cm" svg:height="1.6cm" svg:x="4.245cm" svg:y="8.574cm">
          <text:p text:style-name="P8"><text:span text:style-name="T2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96cm" svg:y1="9.374cm" svg:x2="13.845cm" svg:y2="9.374cm">
          <text:p/>
        </draw:line>
        <draw:custom-shape draw:style-name="gr3" draw:text-style-name="P3" draw:layer="layout" svg:width="1.6cm" svg:height="1.6cm" svg:x="10.645cm" svg:y="8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6cm" svg:height="1.6cm" svg:x="9.045cm" svg:y="8.574cm">
          <text:p text:style-name="P8"><text:span text:style-name="T2">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96cm" svg:y1="9.374cm" svg:x2="18.645cm" svg:y2="9.374cm">
          <text:p/>
        </draw:line>
        <draw:custom-shape draw:style-name="gr3" draw:text-style-name="P3" draw:layer="layout" svg:width="1.6cm" svg:height="1.6cm" svg:x="15.445cm" svg:y="8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3.845cm" svg:y="8.574cm">
          <text:p text:style-name="P4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cm" svg:height="1.6cm" svg:x="18.645cm" svg:y="8.574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15" draw:id="id15" draw:layer="layout" svg:width="1.954cm" svg:height="0.962cm" svg:x="3.569cm" svg:y="6.422cm">
          <draw:text-box>
            <text:p text:style-name="P2"><text:span text:style-name="T2">head</text:span></text:p>
          </draw:text-box>
        </draw:frame>
        <draw:connector draw:style-name="gr6" draw:text-style-name="P7" draw:layer="layout" draw:type="curve" svg:x1="4.546cm" svg:y1="7.384cm" svg:x2="5.845cm" svg:y2="8.574cm" draw:start-shape="id15" draw:start-glue-point="2" draw:end-shape="id16" svg:d="M4546 7384c0 892 1299 298 1299 1190" svg:viewBox="0 0 1300 1191">
          <text:p/>
        </draw:connector>
        <draw:frame draw:style-name="gr5" draw:text-style-name="P6" xml:id="id17" draw:id="id17" draw:layer="layout" svg:width="1.954cm" svg:height="0.962cm" svg:x="21.24cm" svg:y="6.422cm">
          <draw:text-box>
            <text:p text:style-name="P2"><text:span text:style-name="T2">tail</text:span></text:p>
          </draw:text-box>
        </draw:frame>
        <draw:connector draw:style-name="gr6" draw:text-style-name="P7" draw:layer="layout" draw:type="curve" svg:x1="22.217cm" svg:y1="7.384cm" svg:x2="20.245cm" svg:y2="8.574cm" draw:start-shape="id17" draw:start-glue-point="2" draw:end-shape="id18" draw:end-glue-point="0" svg:d="M22217 7384c0 892-1972 298-1972 1190" svg:viewBox="0 0 1973 1191">
          <text:p/>
        </draw:connector>
        <draw:custom-shape draw:style-name="gr15" draw:text-style-name="P9" xml:id="id16" draw:id="id16" draw:layer="layout" svg:width="3.2cm" svg:height="1.6cm" svg:x="4.245cm" svg:y="8.57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20.896cm" svg:y1="9.374cm" svg:x2="21.191cm" svg:y2="9.374cm">
          <text:p/>
        </draw:line>
        <draw:custom-shape draw:style-name="gr3" draw:text-style-name="P3" draw:layer="layout" svg:width="1.6cm" svg:height="1.6cm" svg:x="20.245cm" svg:y="8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18.645cm" svg:y="8.574cm">
          <text:p text:style-name="P4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8" draw:id="id18" draw:layer="layout" svg:width="3.2cm" svg:height="1.6cm" svg:x="18.645cm" svg:y="8.574cm">
          <text:p/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curve" svg:x1="21.191cm" svg:y1="9.374cm" svg:x2="5.045cm" svg:y2="10.174cm" draw:start-shape="id19" draw:start-glue-point="1" draw:end-shape="id20" draw:end-glue-point="2" svg:d="M21191 9374c750 0 625 651-3599 1039s-12547 512-12547-239" svg:viewBox="0 0 16500 1349">
          <text:p/>
        </draw:connector>
        <draw:custom-shape draw:style-name="gr18" draw:text-style-name="P5" xml:id="id19" draw:id="id19" draw:layer="layout" svg:width="0.946cm" svg:height="1.6cm" svg:x="20.245cm" svg:y="8.57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4T20:48:16.983000000</dc:date>
    <meta:editing-duration>P1DT6H35M35S</meta:editing-duration>
    <meta:editing-cycles>104</meta:editing-cycles>
    <meta:generator>LibreOffice/6.4.5.2$Windows_X86_64 LibreOffice_project/a726b36747cf2001e06b58ad5db1aa3a9a1872d6</meta:generator>
    <meta:document-statistic meta:object-count="107"/>
  </office:meta>
</office:document-meta>
</file>